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f7185" officeooo:paragraph-rsid="000f7185"/>
    </style:style>
    <style:style style:name="P2" style:family="paragraph" style:parent-style-name="Table_20_Contents">
      <style:text-properties style:font-name="Liberation Mono" fo:font-size="10pt" officeooo:rsid="000f7185" officeooo:paragraph-rsid="000f7185" style:font-name-asian="DejaVu Sans Mono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t_Sales_Record</text:p>
      <text:p text:style-name="P1"/>
      <text:p text:style-name="P1">BEGIN</text:p>
      <text:p text:style-name="P1"/>
      <text:p text:style-name="P1">initialize taxCodePercent</text:p>
      <text:p text:style-name="P1">initialize enterAnotherCustomer equals "yes"</text:p>
      <text:p text:style-name="P1">initialize salesTax</text:p>
      <text:p text:style-name="P1">initialize totalAmount</text:p>
      <text:p text:style-name="P1"/>
      <text:p text:style-name="P1">DoWhile (enterAnotherCustomer equals "yes")</text:p>
      <text:p text:style-name="P1"/>
      <text:p text:style-name="P1">Prompt user for name</text:p>
      <text:p text:style-name="P1">Get name</text:p>
      <text:p text:style-name="P1"/>
      <text:p text:style-name="P1">Prompt user for salesAmount</text:p>
      <text:p text:style-name="P1">Get salesAmount</text:p>
      <text:p text:style-name="P1"/>
      <text:p text:style-name="P1">Prompt user for taxCodeName</text:p>
      <text:p text:style-name="P1">Get taxCodeName</text:p>
      <text:p text:style-name="P1"/>
      <text:p text:style-name="P1">if taxCode equals NRM Then</text:p>
      <text:p text:style-name="P1"><text:tab/>taxCodePercent equals .06</text:p>
      <text:p text:style-name="P1"/>
      <text:p text:style-name="P1">if taxCode equals NPF Then</text:p>
      <text:p text:style-name="P1"><text:tab/>taxCodePercent equals 0</text:p>
      <text:p text:style-name="P1"/>
      <text:p text:style-name="P1">if taxCode equals BIZ Then</text:p>
      <text:p text:style-name="P1"><text:tab/>taxCodepercent equals .045</text:p>
      <text:p text:style-name="P1"/>
      <text:p text:style-name="P1">Generate random number customerId</text:p>
      <text:p text:style-name="P1"/>
      <text:p text:style-name="P1">salesTax = (taxCodePercent x salesAmount)</text:p>
      <text:p text:style-name="P1">totalAmount = salesTax + salesAmount</text:p>
      <text:p text:style-name="P1"/>
      <text:p text:style-name="P1">Print "Customer ID: " + customerId</text:p>
      <text:p text:style-name="P1">Print "Customer Name: " + customerName</text:p>
      <text:p text:style-name="P1">Print "Sales Amount: " + salesAmount</text:p>
      <text:p text:style-name="P1">Print "Tax Code: " + taxCode</text:p>
      <text:p text:style-name="P1">Print "Total Amount Due: " + totalAmount</text:p>
      <text:p text:style-name="P1"/>
      <text:p text:style-name="P1">Prompt user "Do you want to enter another record?"</text:p>
      <text:p text:style-name="P1">Get enterAnotherCustomer</text:p>
      <text:p text:style-name="P1"/>
      <text:p text:style-name="P1">EndDoWhile</text:p>
      <text:p text:style-name="P1"/>
      <text:p text:style-name="P1">END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Input</text:p>
          </table:table-cell>
          <table:table-cell table:style-name="Table1.A1" office:value-type="string">
            <text:p text:style-name="P2">Expected</text:p>
          </table:table-cell>
          <table:table-cell table:style-name="Table1.C1" office:value-type="string">
            <text:p text:style-name="P2">Actual</text:p>
          </table:table-cell>
        </table:table-row>
        <table:table-row>
          <table:table-cell table:style-name="Table1.A2" office:value-type="string">
            <text:p text:style-name="P2">Aymen</text:p>
            <text:p text:style-name="P2">500</text:p>
            <text:p text:style-name="P2">NPF</text:p>
          </table:table-cell>
          <table:table-cell table:style-name="Table1.A2" office:value-type="string">
            <text:p text:style-name="P2">Aymen</text:p>
            <text:p text:style-name="P2">500</text:p>
            <text:p text:style-name="P2">NPF</text:p>
            <text:p text:style-name="P2">500</text:p>
          </table:table-cell>
          <table:table-cell table:style-name="Table1.C2" office:value-type="string">
            <text:p text:style-name="P2">Aymen</text:p>
            <text:p text:style-name="P2">500</text:p>
            <text:p text:style-name="P2">NPF</text:p>
            <text:p text:style-name="P2">500</text:p>
          </table:table-cell>
        </table:table-row>
        <table:table-row>
          <table:table-cell table:style-name="Table1.A2" office:value-type="string">
            <text:p text:style-name="P2">Bob</text:p>
            <text:p text:style-name="P2">400</text:p>
            <text:p text:style-name="P2">NRM</text:p>
          </table:table-cell>
          <table:table-cell table:style-name="Table1.A2" office:value-type="string">
            <text:p text:style-name="P2">Bob</text:p>
            <text:p text:style-name="P2">400</text:p>
            <text:p text:style-name="P2">NRM</text:p>
            <text:p text:style-name="P2">424</text:p>
          </table:table-cell>
          <table:table-cell table:style-name="Table1.C2" office:value-type="string">
            <text:p text:style-name="P2">Bob</text:p>
            <text:p text:style-name="P2">400</text:p>
            <text:p text:style-name="P2">NRM</text:p>
            <text:p text:style-name="P2">42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10:24:37.790964519</dc:date>
    <meta:editing-duration>PT3M</meta:editing-duration>
    <meta:editing-cycles>1</meta:editing-cycles>
    <meta:generator>LibreOffice/5.3.1.2$Linux_X86_64 LibreOffice_project/30m0$Build-2</meta:generator>
    <meta:document-statistic meta:table-count="1" meta:image-count="0" meta:object-count="0" meta:page-count="1" meta:paragraph-count="56" meta:word-count="141" meta:character-count="907" meta:non-whitespace-character-count="819"/>
  </office:meta>
</office:document-meta>
</file>